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6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7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5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9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1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2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5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6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37" style:family="paragraph" style:parent-style-name="Standard" style:list-style-name="L2">
      <style:text-properties fo:language="en" fo:country="US" officeooo:rsid="001944a8" officeooo:paragraph-rsid="001944a8"/>
    </style:style>
    <style:style style:name="P38" style:family="paragraph" style:parent-style-name="Standard" style:list-style-name="L3">
      <style:text-properties fo:language="en" fo:country="US" officeooo:rsid="001b42da" officeooo:paragraph-rsid="001b42da"/>
    </style:style>
    <style:style style:name="P39" style:family="paragraph" style:parent-style-name="Standard" style:list-style-name="L5">
      <style:text-properties fo:language="en" fo:country="US" officeooo:rsid="00442113" officeooo:paragraph-rsid="00442113"/>
    </style:style>
    <style:style style:name="P40" style:family="paragraph" style:parent-style-name="Standard" style:list-style-name="L6">
      <style:text-properties fo:language="en" fo:country="US" officeooo:rsid="001ccaad" officeooo:paragraph-rsid="001ccaad"/>
    </style:style>
    <style:style style:name="P41" style:family="paragraph" style:parent-style-name="Standard" style:list-style-name="L7">
      <style:text-properties fo:language="en" fo:country="US" officeooo:rsid="001ccaad" officeooo:paragraph-rsid="001ccaad"/>
    </style:style>
    <style:style style:name="P42" style:family="paragraph" style:parent-style-name="Standard" style:list-style-name="L9">
      <style:text-properties fo:language="en" fo:country="US" officeooo:rsid="001ccaad" officeooo:paragraph-rsid="001ccaad"/>
    </style:style>
    <style:style style:name="P43" style:family="paragraph" style:parent-style-name="Standard" style:list-style-name="L6">
      <style:text-properties fo:language="en" fo:country="US" officeooo:rsid="002781ad" officeooo:paragraph-rsid="002781ad"/>
    </style:style>
    <style:style style:name="P44" style:family="paragraph" style:parent-style-name="Standard" style:list-style-name="L6">
      <style:text-properties fo:language="en" fo:country="US" officeooo:rsid="003ca4b5" officeooo:paragraph-rsid="003ca4b5"/>
    </style:style>
    <style:style style:name="P45" style:family="paragraph" style:parent-style-name="Standard" style:list-style-name="L6">
      <style:text-properties fo:language="en" fo:country="US" officeooo:rsid="001bb2e9" officeooo:paragraph-rsid="001bb2e9"/>
    </style:style>
    <style:style style:name="P46" style:family="paragraph" style:parent-style-name="Standard" style:list-style-name="L8">
      <style:text-properties fo:language="en" fo:country="US" officeooo:rsid="00497ad5" officeooo:paragraph-rsid="00497ad5"/>
    </style:style>
    <style:style style:name="P47" style:family="paragraph" style:parent-style-name="Standard" style:list-style-name="L9">
      <style:text-properties fo:language="en" fo:country="US" officeooo:rsid="00472491" officeooo:paragraph-rsid="00472491"/>
    </style:style>
    <style:style style:name="P48" style:family="paragraph" style:parent-style-name="Standard" style:list-style-name="L10">
      <style:text-properties fo:language="en" fo:country="US" officeooo:rsid="00443868" officeooo:paragraph-rsid="00443868"/>
    </style:style>
    <style:style style:name="P49" style:family="paragraph" style:parent-style-name="Standard" style:list-style-name="L11">
      <style:text-properties fo:language="en" fo:country="US" fo:font-weight="normal" officeooo:rsid="002bbb5a" officeooo:paragraph-rsid="002bbb5a" style:font-weight-asian="normal" style:font-weight-complex="normal"/>
    </style:style>
    <style:style style:name="P50" style:family="paragraph" style:parent-style-name="Standard" style:list-style-name="L11">
      <style:text-properties fo:language="en" fo:country="US" fo:font-weight="normal" officeooo:rsid="0044fbb0" officeooo:paragraph-rsid="0044fbb0" style:font-weight-asian="normal" style:font-weight-complex="normal"/>
    </style:style>
    <style:style style:name="P51" style:family="paragraph" style:parent-style-name="Standard" style:list-style-name="L12">
      <style:text-properties fo:language="en" fo:country="US" fo:font-weight="normal" officeooo:rsid="003c1630" officeooo:paragraph-rsid="003c1630" style:font-weight-asian="normal" style:font-weight-complex="normal"/>
    </style:style>
    <style:style style:name="P52" style:family="paragraph" style:parent-style-name="Standard" style:list-style-name="L11">
      <style:text-properties fo:language="en" fo:country="US" fo:font-weight="normal" officeooo:rsid="004a785f" officeooo:paragraph-rsid="004a785f" style:font-weight-asian="normal" style:font-weight-complex="normal"/>
    </style:style>
    <style:style style:name="P53" style:family="paragraph" style:parent-style-name="Standard" style:list-style-name="L6">
      <style:text-properties fo:language="en" fo:country="US" officeooo:rsid="004b440d" officeooo:paragraph-rsid="004b440d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style:style style:name="T15" style:family="text">
      <style:text-properties officeooo:rsid="00415f36"/>
    </style:style>
    <style:style style:name="T16" style:family="text">
      <style:text-properties officeooo:rsid="0044fbb0"/>
    </style:style>
    <style:style style:name="T17" style:family="text">
      <style:text-properties officeooo:rsid="00491a26"/>
    </style:style>
    <style:style style:name="T18" style:family="text">
      <style:text-properties officeooo:rsid="004b44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5292755717262611008" text:style-name="L1">
        <text:list-item>
          <text:p text:style-name="P17">Only when user has administration rights</text:p>
        </text:list-item>
        <text:list-item>
          <text:p text:style-name="P17">Add user</text:p>
        </text:list-item>
        <text:list-item>
          <text:p text:style-name="P17">Add rights</text:p>
        </text:list-item>
        <text:list-item>
          <text:p text:style-name="P17">Edit user</text:p>
        </text:list-item>
        <text:list-item>
          <text:p text:style-name="P17">Delete user</text:p>
        </text:list-item>
        <text:list-item>
          <text:p text:style-name="P17">Delete <text:span text:style-name="T6">user </text:span>only when no route posted</text:p>
        </text:list-item>
        <text:list-item>
          <text:p text:style-name="P17">Log in</text:p>
        </text:list-item>
        <text:list-item>
          <text:p text:style-name="P17">Log out</text:p>
        </text:list-item>
        <text:list-item>
          <text:p text:style-name="P18">Validate form and display error message</text:p>
        </text:list-item>
      </text:list>
      <text:p text:style-name="P5"/>
      <text:p text:style-name="P5">Posting routes</text:p>
      <text:list xml:id="list5043810377333734112" text:style-name="L2">
        <text:list-item>
          <text:p text:style-name="P21"><text:span text:style-name="T3">Only w</text:span>hen has posting rights</text:p>
        </text:list-item>
        <text:list-item>
          <text:p text:style-name="P21">Add route</text:p>
        </text:list-item>
        <text:list-item>
          <text:p text:style-name="P21">Edit route</text:p>
        </text:list-item>
        <text:list-item>
          <text:p text:style-name="P21">upload new gpx file</text:p>
        </text:list-item>
        <text:list-item>
          <text:p text:style-name="P21">delete route</text:p>
        </text:list-item>
        <text:list-item>
          <text:p text:style-name="P21">display list of uploaded hiking routes</text:p>
        </text:list-item>
        <text:list-item>
          <text:p text:style-name="P19">Validate form and display error message</text:p>
        </text:list-item>
        <text:list-item>
          <text:p text:style-name="P20"><text:span text:style-name="T10">Get n</text:span>ame of start location by nomatim service from osm</text:p>
        </text:list-item>
      </text:list>
      <text:p text:style-name="P15"/>
      <text:list xml:id="list224905308478137" text:continue-numbering="true" text:style-name="L2">
        <text:list-header>
          <text:p text:style-name="P37"/>
        </text:list-header>
      </text:list>
      <text:p text:style-name="P5">Display route</text:p>
      <text:list xml:id="list527845423847070848" text:style-name="L3">
        <text:list-item>
          <text:p text:style-name="P22">Display list of all uploaded routes </text:p>
        </text:list-item>
        <text:list-item>
          <text:p text:style-name="P23">Display route</text:p>
          <text:list>
            <text:list-item>
              <text:p text:style-name="P23">Edit controls when allowed to edit (owner of administrator)</text:p>
            </text:list-item>
            <text:list-item>
              <text:p text:style-name="P23">Title</text:p>
            </text:list-item>
            <text:list-item>
              <text:p text:style-name="P38"><text:span text:style-name="T4">Map</text:span> </text:p>
            </text:list-item>
            <text:list-item>
              <text:p text:style-name="P24">User <text:span text:style-name="T6">name </text:span></text:p>
            </text:list-item>
            <text:list-item>
              <text:p text:style-name="P24">upload date</text:p>
            </text:list-item>
          </text:list>
        </text:list-item>
      </text:list>
      <text:p text:style-name="P5"/>
      <text:p text:style-name="P6">Cleanup:</text:p>
      <text:list xml:id="list6417796363516427434" text:style-name="L4">
        <text:list-item>
          <text:p text:style-name="P25">Cleaning default generated Laveral code</text:p>
          <text:list>
            <text:list-item>
              <text:p text:style-name="P25">Register page</text:p>
            </text:list-item>
            <text:list-item>
              <text:p text:style-name="P25">Password <text:span text:style-name="T11">reset</text:span></text:p>
            </text:list-item>
          </text:list>
        </text:list-item>
        <text:list-item>
          <text:p text:style-name="P28">Improve layout</text:p>
        </text:list-item>
      </text:list>
      <text:p text:style-name="P5"/>
      <text:p text:style-name="P16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2149871976079631081" text:style-name="L5">
        <text:list-item>
          <text:p text:style-name="P31">Split name into firstname and lastname</text:p>
        </text:list-item>
        <text:list-item>
          <text:p text:style-name="P26">Nick name</text:p>
        </text:list-item>
        <text:list-item>
          <text:p text:style-name="P26">Edit profile</text:p>
        </text:list-item>
        <text:list-item>
          <text:p text:style-name="P26">Disable user (only administrator)</text:p>
        </text:list-item>
        <text:list-item>
          <text:p text:style-name="P32">Change password <text:span text:style-name="T17">(by user)</text:span></text:p>
        </text:list-item>
        <text:list-item>
          <text:p text:style-name="P39">Display user rights</text:p>
        </text:list-item>
        <text:list-item>
          <text:p text:style-name="P33">Create admin user with artisan</text:p>
        </text:list-item>
        <text:list-item>
          <text:p text:style-name="P34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5875566516323513411" text:style-name="L6">
        <text:list-item>
          <text:p text:style-name="P27">Publish flag</text:p>
        </text:list-item>
        <text:list-item>
          <text:p text:style-name="P27">Uploading: First upload gpx and the edit details</text:p>
        </text:list-item>
        <text:list-item>
          <text:p text:style-name="P40">Detailed route description</text:p>
        </text:list-item>
        <text:list-item>
          <text:p text:style-name="P40">upload photo’s</text:p>
        </text:list-item>
        <text:list-item>
          <text:p text:style-name="P29">Calculate distance</text:p>
        </text:list-item>
        <text:list-item>
          <text:p text:style-name="P29">Store route details in table</text:p>
        </text:list-item>
        <text:list-item>
          <text:p text:style-name="P30">Getting route recording time</text:p>
        </text:list-item>
        <text:list-item>
          <text:p text:style-name="P30"><text:span text:style-name="T9">s</text:span>tor<text:span text:style-name="T9">ing</text:span> route recording time</text:p>
        </text:list-item>
        <text:list-item>
          <text:p text:style-name="P43">Paging of routes</text:p>
        </text:list-item>
        <text:list-item>
          <text:p text:style-name="P35">When uploading new route:Check if uploaded GFX belongs to the current user</text:p>
        </text:list-item>
        <text:list-item>
          <text:p text:style-name="P35"><text:span text:style-name="T14">C</text:span>onfirmation to delete a route</text:p>
        </text:list-item>
        <text:list-item>
          <text:p text:style-name="P36">Bigger size route</text:p>
        </text:list-item>
        <text:list-item>
          <text:p text:style-name="P44">Enlarge route</text:p>
        </text:list-item>
        <text:list-item>
          <text:p text:style-name="P53">Publish route menu item in “display route” page.</text:p>
          <text:p text:style-name="P45"/>
        </text:list-item>
      </text:list>
      <text:p text:style-name="P8">Display routes</text:p>
      <text:p text:style-name="P8"/>
      <text:list xml:id="list2709610016521341472" text:style-name="L7">
        <text:list-item>
          <text:p text:style-name="P41">Search route<text:span text:style-name="T8">s</text:span></text:p>
        </text:list-item>
        <text:list-item>
          <text:p text:style-name="P41">Near <text:s/>route<text:span text:style-name="T8">s</text:span></text:p>
        </text:list-item>
      </text:list>
      <text:p text:style-name="P8"/>
      <text:p text:style-name="P14">Routing</text:p>
      <text:p text:style-name="P14"/>
      <text:list xml:id="list9108287074098256482" text:style-name="L8">
        <text:list-item>
          <text:p text:style-name="P46">Move authentication check to routing</text:p>
        </text:list-item>
        <text:list-item>
          <text:p text:style-name="P46">Move parameter check to routing</text:p>
        </text:list-item>
      </text:list>
      <text:p text:style-name="P14"/>
      <text:p text:style-name="P8"/>
      <text:p text:style-name="P8">Others:</text:p>
      <text:list xml:id="list2003338835787688533" text:style-name="L9">
        <text:list-item>
          <text:p text:style-name="P42">Figure out how to install <text:span text:style-name="T15">site</text:span></text:p>
        </text:list-item>
        <text:list-item>
          <text:p text:style-name="P42">Unit /auto testing</text:p>
        </text:list-item>
        <text:list-item>
          <text:p text:style-name="P47">Seperate admin menu items</text:p>
        </text:list-item>
        <text:list-item>
          <text:p text:style-name="P47">Add icons, where usefull</text:p>
        </text:list-item>
      </text:list>
      <text:p text:style-name="P8"/>
      <text:p text:style-name="P13">Layout</text:p>
      <text:list xml:id="list4823960200913841299" text:style-name="L10">
        <text:list-item>
          <text:p text:style-name="P48">Improve layout</text:p>
        </text:list-item>
      </text:list>
      <text:p text:style-name="P8"><text:soft-page-break/></text:p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1815669510443841423" text:style-name="L11">
        <text:list-item>
          <text:p text:style-name="P49">kml files</text:p>
        </text:list-item>
        <text:list-item>
          <text:p text:style-name="P49">Optional disable registration</text:p>
        </text:list-item>
        <text:list-item>
          <text:p text:style-name="P49">Optional hide login <text:span text:style-name="T16">as frontpage</text:span></text:p>
        </text:list-item>
        <text:list-item>
          <text:p text:style-name="P49">Download gpx</text:p>
        </text:list-item>
        <text:list-item>
          <text:p text:style-name="P49">User profile</text:p>
        </text:list-item>
        <text:list-item>
          <text:p text:style-name="P49">Email confirmation on registration.</text:p>
        </text:list-item>
        <text:list-item>
          <text:p text:style-name="P50">Set application title/<text:span text:style-name="T18">header image</text:span></text:p>
        </text:list-item>
        <text:list-item>
          <text:p text:style-name="P50">Mass upload gpx</text:p>
        </text:list-item>
        <text:list-item>
          <text:p text:style-name="P50">Default user right after registration</text:p>
        </text:list-item>
        <text:list-item>
          <text:p text:style-name="P52">Seperate tile server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799202649429865348" text:style-name="L12">
        <text:list-item>
          <text:p text:style-name="P5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24T21:40:26.085128582</dc:date>
    <meta:editing-duration>PT21H36M59S</meta:editing-duration>
    <meta:editing-cycles>37</meta:editing-cycles>
    <meta:generator>LibreOffice/5.2.3.3$Linux_X86_64 LibreOffice_project/20m0$Build-3</meta:generator>
    <meta:document-statistic meta:table-count="0" meta:image-count="0" meta:object-count="0" meta:page-count="3" meta:paragraph-count="90" meta:word-count="380" meta:character-count="2030" meta:non-whitespace-character-count="1801"/>
  </office:meta>
</office:document-meta>
</file>